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" svg:font-family="Aveni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Ubuntu, 'Helvetica Neue', Helvetica, Arial, 'PingFang SC', 'Hiragino Sans GB', 'Microsoft YaHei UI', 'Microsoft YaHei', 'Source Han Sans CN', sans-serif, 'Apple Color Emoji', 'Segoe UI Emoji'"/>
  </office:font-face-decls>
  <office:automatic-styles>
    <style:style style:name="P1" style:family="paragraph" style:parent-style-name="Standard">
      <style:text-properties officeooo:rsid="000521d9" officeooo:paragraph-rsid="000521d9"/>
    </style:style>
    <style:style style:name="P2" style:family="paragraph" style:parent-style-name="Standard">
      <style:text-properties officeooo:paragraph-rsid="000392d6"/>
    </style:style>
    <style:style style:name="P3" style:family="paragraph" style:parent-style-name="Standard">
      <style:text-properties officeooo:paragraph-rsid="000521d9"/>
    </style:style>
    <style:style style:name="T1" style:family="text">
      <style:text-properties officeooo:rsid="000521d9"/>
    </style:style>
    <style:style style:name="T2" style:family="text">
      <style:text-properties officeooo:rsid="00071ba3"/>
    </style:style>
    <style:style style:name="T3" style:family="text">
      <style:text-properties officeooo:rsid="00084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第三磨牙拔除是全球最常见的外科手术之一，但无症状牙齿是否需要预防性拔除仍存在争议1，2。明确的适应症包括：急性或慢性牙周炎、龋齿、冠周炎、邻牙损伤、囊肿或肿瘤形成等1，3，4。对于无症状但存在牙周病理或影像学异常的第三磨牙，需结合患者年龄、全身健康状况及潜在风险综合评估12。</text:p>
      <text:p text:style-name="Standard"/>
      <text:p text:style-name="Standard">部分指南建议在25-30岁前完成拔除以降低并发症风险，但缺乏高质量证据支持15 26。</text:p>
      <text:p text:style-name="Standard"/>
      <text:p text:style-name="Standard">1. Current thinking in lower third molar surgery.</text:p>
      <text:p text:style-name="Standard">2. The unresolved problem of the third molar: would people be better off without it?</text:p>
      <text:p text:style-name="Standard">3. Third molar removal: an overview of indications, imaging, evaluation, and assessment of risk.</text:p>
      <text:p text:style-name="Standard">4. Surgical management of impacted third molars.</text:p>
      <text:p text:style-name="Standard"/>
      <text:p text:style-name="Standard">15. Managing Impacted Third Molars.</text:p>
      <text:p text:style-name="Standard">26. Comprehensive review of lower third molar management: A guide for improved informed consent.</text:p>
      <text:p text:style-name="Standard"/>
      <text:p text:style-name="Standard"/>
      <text:p text:style-name="P1">1.研究意义</text:p>
      <text:p text:style-name="P2">第三磨牙拔除是全球最常见的外科手术之一1，2（1. Current thinking in lower third molar surgery.</text:p>
      <text:p text:style-name="P2">2. The unresolved problem of the third molar: would people be better off without it?）</text:p>
      <text:p text:style-name="P3">第三磨牙术后并发症的发生与手术操作密切相关，如术后疼痛、肿胀、张口受限和感染是最常见的炎症并发症，主要由手术创伤引起（1. Analysis of complications after the removal of 339 third molars.下牙槽神经和舌神经的损伤是下颌第三磨牙手术的严重并发症，与术中操作<text:span text:style-name="T1">，</text:span>如根尖分离、牵拉或直接切割相关1 17（ Cross-Sectional Imaging of Third Molar-Related Abnormalities） 8（Orthodontic-aided extraction of impacted third molar to improve the periodontal status of the neighboring tooth.）。</text:p>
      <text:p text:style-name="P3">- 邻牙损伤：第二磨牙的牙根吸收或牙周损伤可能因手术器械操作不当导致8 ，</text:p>
      <text:p text:style-name="P3">由于手术导致的上述并发症会直接影响患者术后生活质量<text:span text:style-name="T1">（Unusual complications associated with third molar surgery: a systematic review.）</text:span></text:p>
      <text:p text:style-name="P3">从而避免上述并发症的发生是当务之急<text:span text:style-name="T2">，具有及其迫切的临床需求。</text:span></text:p>
      <text:p text:style-name="P3">传统医学工具在复杂口腔外科手术的术前规划中存在显著局限性，具体表现为：现有临床决策高度依赖医生的个体经验，缺乏标准化的客观评估体系，导致不同术者间对切开范围、分根必要性等关键手术参数的判断存在显著异质性。为应对这一挑战，亟需整合人工智能技术的智能决策框架，通过深度学习算法对阻生牙拔除难度进行分层预测，并提前设计手术方案<text:span text:style-name="T2">，</text:span>从而突破传统经验医学模式在预测精度与可重复性上的瓶颈。</text:p>
      <text:p text:style-name="P3">此项目拟在前期工作基础上<text:span text:style-name="T3">，针对上述问题，通过既往的文献支持，结合人工智能技术，训练人工智能模型，对第三磨牙拔除术进行术前规划。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" svg:font-family="Aveni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Ubuntu, 'Helvetica Neue', Helvetica, Arial, 'PingFang SC', 'Hiragino Sans GB', 'Microsoft YaHei UI', 'Microsoft YaHei', 'Source Han Sans CN'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8:51:10.092930293</meta:creation-date>
    <dc:date>2025-03-11T01:09:46.946298702</dc:date>
    <meta:editing-duration>PT5H35M35S</meta:editing-duration>
    <meta:editing-cycles>2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17" meta:word-count="789" meta:character-count="1535" meta:non-whitespace-character-count="1413"/>
  </office:meta>
</office:document-meta>
</file>